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oglio1.J26" table:end-x="0.4118in" table:end-y="0.072in" draw:z-index="0" draw:style-name="gr1" svg:width="4.6417in" svg:height="4.3059in" svg:x="0.2154in" svg:y="0.0197in">
              <draw:object draw:notify-on-update-of-ranges="Foglio1.A4:Foglio1.A15 Foglio1.B3:Foglio1.B3 Foglio1.B4:Foglio1.B15 Foglio1.C3:Foglio1.C3 Foglio1.C4:Fogli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es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Cambiament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nnaio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braio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zo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e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ggio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Giugno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Luglio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gosto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ttembre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ttobre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re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ic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it" fo:country="I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6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3-17T16:54:51</dc:date>
    <meta:editing-duration>PT01H22M45S</meta:editing-duration>
    <meta:editing-cycles>15</meta:editing-cycles>
    <meta:generator>NeoOffice/3.4.1$Unix OpenOffice.org_project/Patch 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Foglio1.A3:Foglio1.C15" chart:data-source-has-labels="both" svg:x="0.269cm" svg:y="0.218cm" svg:width="9.776cm" svg:height="10.267cm">
          <chart:axis chart:dimension="x" chart:name="primary-x" chart:style-name="ch4">
            <chart:title svg:x="5.055cm" svg:y="10.131cm" chart:style-name="ch5">
              <text:p>Mese</text:p>
            </chart:title>
            <chart:categories table:cell-range-address="Foglio1.A4:Foglio1.A15"/>
          </chart:axis>
          <chart:axis chart:dimension="y" chart:name="primary-y" chart:style-name="ch6">
            <chart:title svg:x="0.236cm" svg:y="5.7cm" chart:style-name="ch7">
              <text:p>Fatturato</text:p>
            </chart:title>
            <chart:grid chart:style-name="ch8" chart:class="major"/>
          </chart:axis>
          <chart:series chart:style-name="ch9" chart:values-cell-range-address="Foglio1.B4:Foglio1.B15" chart:label-cell-address="Foglio1.B3:Foglio1.B3" chart:class="chart:bar">
            <chart:data-point chart:repeated="12"/>
          </chart:series>
          <chart:series chart:style-name="ch10" chart:values-cell-range-address="Foglio1.C4:Foglio1.C15" chart:label-cell-address="Foglio1.C3:Fogli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3:Foglio1.B3">2013</text:p>
              </table:table-cell>
              <table:table-cell office:value-type="string">
                <text:p text:id="Foglio1.C3:Foglio1.C3">2014</text:p>
              </table:table-cell>
            </table:table-row>
          </table:table-header-rows>
          <table:table-rows>
            <table:table-row>
              <table:table-cell office:value-type="string">
                <text:p text:id="Foglio1.A4:Foglio1.A15">Gennaio</text:p>
              </table:table-cell>
              <table:table-cell office:value-type="float" office:value="20">
                <text:p text:id="Foglio1.B4:Foglio1.B15">20</text:p>
              </table:table-cell>
              <table:table-cell office:value-type="float" office:value="24">
                <text:p text:id="Foglio1.C4:Foglio1.C15">24</text:p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